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normal" officeooo:rsid="0036ae34" officeooo:paragraph-rsid="004878fa" style:font-weight-asian="normal" style:font-weight-complex="normal"/>
    </style:style>
    <style:style style:name="P2" style:family="paragraph" style:parent-style-name="Text_20_body" style:list-style-name="L1">
      <style:text-properties officeooo:rsid="0036ae34" officeooo:paragraph-rsid="0036ae34"/>
    </style:style>
    <style:style style:name="P3" style:family="paragraph" style:parent-style-name="Text_20_body">
      <style:text-properties officeooo:rsid="0036ae34" officeooo:paragraph-rsid="0060bfde"/>
    </style:style>
    <style:style style:name="P4" style:family="paragraph" style:parent-style-name="Text_20_body" style:list-style-name="L1">
      <style:text-properties officeooo:rsid="003e0a53" officeooo:paragraph-rsid="003e0a53"/>
    </style:style>
    <style:style style:name="P5" style:family="paragraph" style:parent-style-name="Text_20_body" style:list-style-name="L1">
      <style:text-properties officeooo:rsid="00407c17" officeooo:paragraph-rsid="00407c17"/>
    </style:style>
    <style:style style:name="P6" style:family="paragraph" style:parent-style-name="Text_20_body" style:list-style-name="L1">
      <style:text-properties officeooo:rsid="0060bfde" officeooo:paragraph-rsid="0060bfde"/>
    </style:style>
    <style:style style:name="T1" style:family="text">
      <style:text-properties officeooo:rsid="0036b6b8"/>
    </style:style>
    <style:style style:name="T2" style:family="text">
      <style:text-properties officeooo:rsid="003811f9"/>
    </style:style>
    <style:style style:name="T3" style:family="text">
      <style:text-properties fo:font-size="7pt" officeooo:rsid="003a148c" style:font-size-asian="7pt" style:font-size-complex="7pt"/>
    </style:style>
    <style:style style:name="T4" style:family="text">
      <style:text-properties fo:font-size="7pt" officeooo:rsid="002efa7f" style:font-size-asian="7pt" style:font-size-complex="7pt"/>
    </style:style>
    <style:style style:name="T5" style:family="text">
      <style:text-properties fo:font-size="7pt" officeooo:rsid="005d8f4b" style:font-size-asian="7pt" style:font-size-complex="7pt"/>
    </style:style>
    <style:style style:name="T6" style:family="text">
      <style:text-properties fo:font-size="7pt" officeooo:rsid="0060bfde" style:font-size-asian="7pt" style:font-size-complex="7pt"/>
    </style:style>
    <style:style style:name="T7" style:family="text">
      <style:text-properties officeooo:rsid="003afb0b"/>
    </style:style>
    <style:style style:name="T8" style:family="text">
      <style:text-properties officeooo:rsid="003c9e7e"/>
    </style:style>
    <style:style style:name="T9" style:family="text">
      <style:text-properties officeooo:rsid="003e7c97"/>
    </style:style>
    <style:style style:name="T10" style:family="text">
      <style:text-properties officeooo:rsid="0044f732"/>
    </style:style>
    <style:style style:name="T11" style:family="text">
      <style:text-properties officeooo:rsid="004878fa"/>
    </style:style>
    <style:style style:name="T12" style:family="text">
      <style:text-properties officeooo:rsid="004c3d9d"/>
    </style:style>
    <style:style style:name="T13" style:family="text">
      <style:text-properties officeooo:rsid="004eead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MODBUS comparison</text:h>
      <text:p text:style-name="P3"><text:span text:style-name="T3">190</text:span><text:span text:style-name="T6">901</text:span><text:span text:style-name="T4">, updated </text:span><text:span text:style-name="T5">1</text:span><text:span text:style-name="T4">.</text:span><text:span text:style-name="T6">9</text:span><text:span text:style-name="T4">.2019/pekka</text:span></text:p>
      <text:p text:style-name="P3"><text:span text:style-name="T13">The library </text:span>is <text:span text:style-name="T7">an </text:span>alternative to <text:span text:style-name="T1">MODBUS</text:span> protocol <text:span text:style-name="T11">for </text:span>point to point communication. <text:span text:style-name="T11">Since the MODBUS is well known, it is easy to get the general idea by listing the main differences between the</text:span> protocol<text:span text:style-name="T8">s</text:span>:</text:p>
      <text:list xml:id="list1322734652" text:style-name="L1">
        <text:list-item>
          <text:p text:style-name="P2">The <text:span text:style-name="T1">IOCOM</text:span> is event based, while <text:span text:style-name="T2">MODBUS uses</text:span> polling. This means that data is <text:span text:style-name="T12">transferred</text:span> when it changes, not when it is <text:span text:style-name="T2">queried</text:span>.</text:p>
        </text:list-item>
        <text:list-item>
          <text:p text:style-name="P2">Data transfers are synchronized in way that it guarantees that other end of communication receives changes in same order the changes are made. </text:p>
        </text:list-item>
        <text:list-item>
          <text:p text:style-name="P4">IOCOM uses compression, flow control, etc and aims for performance. <text:span text:style-name="T9">This </text:span>makes it more complex than MODBUS. W<text:span text:style-name="T9">h</text:span>i<text:span text:style-name="T9">le </text:span>most <text:span text:style-name="T9">MODBUS </text:span>users write their own protocol implementation, <text:span text:style-name="T9">I do not expect this to work well with IOCOM. I recommend using reference implementation, at least as starting point, unless there is need to port the protocol to Python, Java, etc.</text:span> </text:p>
        </text:list-item>
        <text:list-item>
          <text:p text:style-name="P5">IOCOM requires full duplex serial communication (at least logically), <text:span text:style-name="T10">half duplex will not do. It cannot do “one master – multiple slaves” serial communication, every device needs it’s own serial wire. If those features are important, then use MODBUS. It was designed specifically for that scenario and does it well.</text:span></text:p>
        </text:list-item>
        <text:list-item>
          <text:p text:style-name="P6">When needed, IOCOM handles secure TLS connections natively. MODBUS is channeled trough SSH to provide secure connection. SSH is typically too heavy for micro controllers, while many more powerful ones can use TLS. </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9-01T12:10:22.476696956</dc:date>
    <meta:editing-duration>PT13H15M52S</meta:editing-duration>
    <meta:editing-cycles>64</meta:editing-cycles>
    <meta:generator>LibreOffice/6.2.4.2$Linux_X86_64 LibreOffice_project/20$Build-2</meta:generator>
    <meta:document-statistic meta:table-count="0" meta:image-count="0" meta:object-count="0" meta:page-count="1" meta:paragraph-count="8" meta:word-count="231" meta:character-count="1413" meta:non-whitespace-character-count="1191"/>
  </office:meta>
</office:document-meta>
</file>